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style:font-name="Arial Black"/>
    </style:style>
    <style:style style:name="P2" style:family="paragraph">
      <style:paragraph-properties fo:margin-left="0cm" fo:margin-right="0cm" fo:text-indent="0cm"/>
      <style:text-properties style:font-name="Arial Black" fo:font-size="60pt" fo:font-weight="bold"/>
    </style:style>
    <style:style style:name="P3" style:family="paragraph">
      <style:paragraph-properties fo:margin-left="0.6cm" fo:margin-right="0cm" fo:text-indent="0cm"/>
    </style:style>
    <style:style style:name="P4" style:family="paragraph">
      <style:paragraph-properties fo:margin-left="0cm" fo:margin-right="0cm" fo:text-indent="0cm"/>
      <style:text-properties style:font-name="Arial Black1"/>
    </style:style>
    <style:style style:name="P5" style:family="paragraph">
      <style:paragraph-properties fo:margin-left="0cm" fo:margin-right="0cm" fo:text-indent="0cm"/>
      <style:text-properties style:font-name="Arial Black1" fo:font-size="60pt" fo:font-weight="bold"/>
    </style:style>
    <style:style style:name="P6" style:family="paragraph">
      <style:paragraph-properties fo:margin-left="0.6cm" fo:margin-right="0cm" fo:text-indent="0cm"/>
      <style:text-properties fo:font-size="20pt"/>
    </style:style>
    <style:style style:name="T1" style:family="text">
      <style:text-properties style:font-name="Arial Black" fo:font-size="60pt" fo:font-weight="bold"/>
    </style:style>
    <style:style style:name="T2" style:family="text">
      <style:text-properties style:font-name="Arial Black1" fo:font-size="6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Tak mnie skrusz,</text:span><text:span text:style-name="T1"><text:line-break/></text:span><text:span text:style-name="T1">tak mnie złam,</text:span><text:span text:style-name="T1"><text:line-break/></text:span><text:span text:style-name="T1">tak mnie wypal, Panie</text:span><text:span text:style-name="T1"><text:line-break/></text:span><text:span text:style-name="T1">Byś został tylko Ty,</text:span><text:span text:style-name="T1"><text:line-break/></text:span><text:span text:style-name="T1">byś został tylko Ty</text:span><text:span text:style-name="T1"><text:line-break/></text:span><text:span text:style-name="T1">naprawdę Ty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001cm" svg:y="-0.001cm" presentation:class="title" presentation:user-transformed="true">
          <draw:text-box>
            <text:p text:style-name="P4"><text:span text:style-name="T2"><text:tab/></text:span><text:span text:style-name="T2">Duchu Święty</text:span><text:span text:style-name="T2"><text:line-break/></text:span><text:span text:style-name="T2">napełnij mnie,</text:span><text:span text:style-name="T2"><text:line-break/></text:span><text:span text:style-name="T2">Duchu Święty</text:span><text:span text:style-name="T2"><text:line-break/></text:span><text:span text:style-name="T2">rozkochaj mnie /x2</text:span><text:span text:style-name="T2"><text:line-break/></text:span><text:span text:style-name="T2">w Bogu mym</text:span></text:p>
          </draw:text-box>
        </draw:frame>
        <presentation:notes draw:style-name="dp2">
          <draw:page-thumbnail draw:style-name="gr1" draw:layer="layout" svg:width="13.586cm" svg:height="11.136cm" svg:x="3.705cm" svg:y="2.256cm" draw:page-number="2" presentation:class="page"/>
          <draw:frame presentation:style-name="pr2" draw:text-style-name="P6"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4-11T11:16:37</meta:creation-date>
    <dc:date>2015-01-25T22:31:53.958000000</dc:date>
    <dc:language>en-US</dc:language>
    <meta:editing-cycles>13</meta:editing-cycles>
    <meta:editing-duration>PT14M1S</meta:editing-duration>
    <meta:document-statistic meta:object-count="21"/>
    <meta:user-defined meta:name="Info 1"/>
    <meta:user-defined meta:name="Info 2"/>
    <meta:user-defined meta:name="Info 3"/>
    <meta:user-defined meta:name="Info 4"/>
  </office:meta>
</office:document-meta>
</file>